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0000002D661D9D28B7D3ED482.jpg" manifest:media-type="image/jpeg"/>
  <manifest:file-entry manifest:full-path="Pictures/100002010000047800000418DCA33985CA2F2112.png" manifest:media-type="image/png"/>
  <manifest:file-entry manifest:full-path="Pictures/10000201000001680000008126486521A429C575.png" manifest:media-type="image/png"/>
  <manifest:file-entry manifest:full-path="Pictures/10000201000002B1000001121ADA0C0CFEC649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"/>
    <style:font-face style:name="Calibri1" svg:font-family="Calibri"/>
    <style:font-face style:name="Lato" svg:font-family="Lato"/>
    <style:font-face style:name="Quattrocento Sans" svg:font-family="'Quattrocento Sans'"/>
    <style:font-face style:name="Arial1" svg:font-family="Arial" style:font-pitch="variable"/>
    <style:font-face style:name="Calibri" svg:font-family="Calibri" style:font-pitch="variable"/>
    <style:font-face style:name="Lato1" svg:font-family="Lato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Quattrocento Sans1" svg:font-family="'Quattrocento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42cm, 0cm, 2.142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d2649" draw:opacity="9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3.844cm" fo:min-width="5.394cm"/>
    </style:style>
    <style:style style:name="gr5" style:family="graphic" style:parent-style-name="objectwithoutfill">
      <style:graphic-properties svg:stroke-width="0.203cm" svg:stroke-color="#729fcf" draw:marker-start-width="0.504cm" draw:marker-end="Arrow" draw:marker-end-width="0.604cm" draw:fill="none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draw:stroke="none" draw:fill="none" fo:min-height="1.733cm"/>
      <style:paragraph-properties style:writing-mode="lr-tb"/>
    </style:style>
    <style:style style:name="gr7" style:family="graphic" style:parent-style-name="standard">
      <style:graphic-properties svg:stroke-width="0.254cm" draw:marker-start="Arrow" draw:marker-start-width="0.681cm" draw:marker-end="Arrow" draw:marker-end-width="0.681cm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textarea-horizontal-align="justify" draw:textarea-vertical-align="middle" draw:auto-grow-height="false" fo:min-height="2.932cm" fo:min-width="4.012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d2649" draw:opacity="93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/>
    </style:style>
    <style:style style:name="P12" style:family="paragraph">
      <loext:graphic-properties draw:fill="none"/>
      <style:text-properties fo:font-size="26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32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2pt"/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/>
    </style:style>
    <style:style style:name="T1" style:family="text">
      <style:text-properties fo:font-variant="normal" fo:text-transform="none" fo:color="#0dffae" style:text-line-through-style="none" style:text-line-through-type="none" style:text-position="0% 100%" style:font-name="Quattrocento Sans" fo:font-size="54pt" fo:letter-spacing="normal" fo:font-style="normal" style:text-underline-style="none" fo:font-weight="normal" style:font-name-asian="Quattrocento Sans" style:font-size-asian="54pt" style:font-style-asian="normal" style:font-weight-asian="normal" style:font-name-complex="Quattrocento Sans" style:font-size-complex="54pt" style:font-style-complex="normal" style:font-weight-complex="normal"/>
    </style:style>
    <style:style style:name="T2" style:family="text">
      <style:text-properties fo:font-variant="normal" fo:text-transform="none" fo:color="#39a0ed" style:text-line-through-style="none" style:text-line-through-type="none" style:text-position="0% 100%" style:font-name="Quattrocento Sans" fo:font-size="18pt" fo:letter-spacing="normal" fo:font-style="normal" style:text-underline-style="none" fo:font-weight="normal" style:font-name-asian="Quattrocento Sans" style:font-size-asian="18pt" style:font-style-asian="normal" style:font-weight-asian="normal" style:font-name-complex="Quattrocento Sans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dffae" style:text-line-through-style="none" style:text-line-through-type="none" style:text-position="0% 100%" style:font-name="Quattrocento Sans" fo:font-size="48pt" fo:letter-spacing="normal" fo:font-style="normal" style:text-underline-style="none" fo:font-weight="bold" style:font-name-asian="Quattrocento Sans" style:font-size-asian="48pt" style:font-style-asian="normal" style:font-weight-asian="bold" style:font-name-complex="Quattrocento Sans" style:font-size-complex="48pt" style:font-style-complex="normal" style:font-weight-complex="bold"/>
    </style:style>
    <style:style style:name="T5" style:family="text">
      <style:text-properties fo:font-variant="normal" fo:text-transform="none" fo:color="#0dffae" style:text-outline="false" style:text-line-through-style="none" style:text-line-through-type="none" style:text-position="0% 100%" style:font-name="Quattrocento Sans" fo:font-size="26pt" fo:letter-spacing="normal" fo:font-style="normal" fo:text-shadow="none" style:text-underline-style="none" fo:font-weight="bold" style:letter-kerning="true" style:font-name-asian="Quattrocento Sans" style:font-size-asian="48pt" style:font-style-asian="normal" style:font-weight-asian="bold" style:font-name-complex="Quattrocento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dffae" style:text-line-through-style="none" style:text-line-through-type="none" style:text-position="0% 100%" style:font-name="Quattrocento Sans" fo:font-size="26pt" fo:letter-spacing="normal" fo:font-style="normal" style:text-underline-style="none" fo:font-weight="bold" style:font-name-asian="Quattrocento Sans" style:font-size-asian="48pt" style:font-style-asian="normal" style:font-weight-asian="bold" style:font-name-complex="Quattrocento Sans" style:font-size-complex="48pt" style:font-style-complex="normal" style:font-weight-complex="bold"/>
    </style:style>
    <style:style style:name="T7" style:family="text">
      <style:text-properties fo:font-variant="normal" fo:text-transform="none" fo:color="#0dffae" style:text-line-through-style="none" style:text-line-through-type="none" style:text-position="0% 100%" style:font-name="Quattrocento Sans" fo:letter-spacing="normal" fo:font-style="normal" style:text-underline-style="none" fo:font-weight="bold" style:font-name-asian="Quattrocento Sans" style:font-size-asian="48pt" style:font-style-asian="normal" style:font-weight-asian="bold" style:font-name-complex="Quattrocento Sans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Google Shape;89;p14" draw:style-name="gr1" draw:text-style-name="P1" draw:layer="layout" svg:width="33.866cm" svg:height="15.113cm" svg:x="0cm" svg:y="3.936cm">
          <draw:image xlink:href="Pictures/10000000000004F0000002D661D9D28B7D3ED482.jpg" xlink:type="simple" xlink:show="embed" xlink:actuate="onLoad" loext:mime-type="image/jpeg">
            <text:p/>
          </draw:image>
        </draw:frame>
        <draw:custom-shape draw:name="Google Shape;90;p14" draw:style-name="gr2" draw:text-style-name="P2" draw:layer="layout" svg:width="33.866cm" svg:height="15.113cm" svg:x="0cm" svg:y="3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4" presentation:style-name="pr1" draw:text-style-name="P4" draw:layer="layout" svg:width="29.209cm" svg:height="6.394cm" svg:x="2.328cm" svg:y="9.652cm" presentation:class="title" presentation:user-transformed="true">
          <draw:text-box>
            <text:p text:style-name="P3"><text:span text:style-name="T1">qary</text:span><text:span text:style-name="T1"><text:line-break/></text:span><text:span text:style-name="T2"><text:line-break/></text:span><text:span text:style-name="T2"/></text:p>
          </draw:text-box>
        </draw:frame>
        <presentation:notes draw:style-name="dp2">
          <draw:page-thumbnail draw:name="Google Shape;85;p1:notes" draw:style-name="gr3" draw:layer="layout" svg:width="15.239cm" svg:height="8.572cm" svg:x="1.905cm" svg:y="3.175cm" draw:page-number="1" presentation:class="page"/>
          <draw:frame draw:name="Google Shape;86;p1:notes" presentation:style-name="pr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;p1:notes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hatbots " draw:style-name="dp1" draw:master-page-name="SECTION_5f_HEADER">
        <draw:frame draw:name="Google Shape;155;p19" presentation:style-name="pr4" draw:text-style-name="P8" draw:layer="layout" svg:width="4.417cm" svg:height="1.757cm" svg:x="23.364cm" svg:y="7.739cm" presentation:class="title" presentation:user-transformed="true">
          <draw:text-box>
            <text:p text:style-name="P3"><text:span text:style-name="T4">qary </text:span></text:p>
          </draw:text-box>
        </draw:frame>
        <draw:custom-shape draw:style-name="gr4" draw:text-style-name="P9" draw:layer="layout" svg:width="8.334cm" svg:height="5.788cm" svg:x="4.367cm" svg:y="2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5;p19" presentation:style-name="pr4" draw:text-style-name="P8" draw:layer="layout" svg:width="6.832cm" svg:height="3.703cm" svg:x="5.637cm" svg:y="3.308cm" presentation:class="title" presentation:user-transformed="true">
          <draw:text-box>
            <text:p text:style-name="P3"><text:span text:style-name="T4">elastic-qary </text:span></text:p>
          </draw:text-box>
        </draw:frame>
        <draw:custom-shape draw:style-name="gr4" draw:text-style-name="P9" draw:layer="layout" svg:width="8.334cm" svg:height="5.788cm" svg:x="2.533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5;p19" presentation:style-name="pr4" draw:text-style-name="P8" draw:layer="layout" svg:width="5.491cm" svg:height="2.283cm" svg:x="4.364cm" svg:y="9.293cm" presentation:class="title" presentation:user-transformed="true">
          <draw:text-box>
            <text:p text:style-name="P3"><text:span text:style-name="T4">Apps</text:span></text:p>
          </draw:text-box>
        </draw:frame>
        <draw:line draw:style-name="gr5" draw:text-style-name="P10" draw:layer="layout" svg:x1="18.786cm" svg:y1="10.55cm" svg:x2="10.867cm" svg:y2="11.94cm">
          <text:p/>
        </draw:line>
        <draw:frame draw:style-name="gr6" draw:text-style-name="P12" draw:layer="layout" svg:width="7.274cm" svg:height="1.983cm" svg:x="2.998cm" svg:y="11.708cm">
          <draw:text-box>
            <text:p text:style-name="P11"><text:span text:style-name="T5">TABot, </text:span><text:span text:style-name="T6">IRC bot,</text:span></text:p>
          </draw:text-box>
        </draw:frame>
        <draw:line draw:style-name="gr7" draw:text-style-name="P9" draw:layer="layout" svg:x1="12.701cm" svg:y1="5.093cm" svg:x2="19.679cm" svg:y2="7.077cm">
          <text:p/>
        </draw:line>
        <draw:custom-shape draw:style-name="gr8" draw:text-style-name="P9" draw:layer="layout" svg:width="6.38cm" svg:height="4.5cm" svg:x="11.973cm" svg:y="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5;p19" presentation:style-name="pr4" draw:text-style-name="P14" draw:layer="layout" svg:width="4.417cm" svg:height="1.757cm" svg:x="13.541cm" svg:y="7.077cm" presentation:class="title" presentation:user-transformed="true">
          <draw:text-box>
            <text:p text:style-name="P13"><text:span text:style-name="T7">QAbot </text:span></text:p>
          </draw:text-box>
        </draw:frame>
        <draw:custom-shape draw:style-name="gr8" draw:text-style-name="P9" draw:layer="layout" svg:width="6.38cm" svg:height="4.5cm" svg:x="20.308cm" svg:y="9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5;p19" presentation:style-name="pr4" draw:text-style-name="P14" draw:layer="layout" svg:width="4.417cm" svg:height="1.757cm" svg:x="13.542cm" svg:y="7.078cm" presentation:class="title" presentation:user-transformed="true">
          <draw:text-box>
            <text:p text:style-name="P13"><text:span text:style-name="T7">QAbot </text:span></text:p>
          </draw:text-box>
        </draw:frame>
        <draw:frame draw:name="Google Shape;155;p19" presentation:style-name="pr4" draw:text-style-name="P16" draw:layer="layout" svg:width="4.417cm" svg:height="1.757cm" svg:x="21.547cm" svg:y="11.081cm" presentation:class="title" presentation:user-transformed="true">
          <draw:text-box>
            <text:p text:style-name="P15"><text:span text:style-name="T7">FAQ <text:s/>bot, Glossary, Eliza </text:span></text:p>
          </draw:text-box>
        </draw:frame>
        <draw:custom-shape draw:style-name="gr8" draw:text-style-name="P9" draw:layer="layout" svg:width="6.38cm" svg:height="4.5cm" svg:x="22.359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55;p19" presentation:style-name="pr4" draw:text-style-name="P14" draw:layer="layout" svg:width="8.499cm" svg:height="1.757cm" svg:x="22.755cm" svg:y="4.135cm" presentation:class="title" presentation:user-transformed="true">
          <draw:text-box>
            <text:p text:style-name="P13"><text:span text:style-name="T7">CliBot</text:span></text:p>
          </draw:text-box>
        </draw:frame>
        <presentation:notes draw:style-name="dp2">
          <draw:frame draw:name="Google Shape;152;p6:notes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53;p6:notes" draw:style-name="gr3" draw:layer="layout" svg:width="15.239cm" svg:height="8.572cm" svg:x="1.905cm" svg:y="3.175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"/>
    <style:font-face style:name="Calibri1" svg:font-family="Calibri"/>
    <style:font-face style:name="Lato" svg:font-family="Lato"/>
    <style:font-face style:name="Quattrocento Sans" svg:font-family="'Quattrocento Sans'"/>
    <style:font-face style:name="Arial1" svg:font-family="Arial" style:font-pitch="variable"/>
    <style:font-face style:name="Calibri" svg:font-family="Calibri" style:font-pitch="variable"/>
    <style:font-face style:name="Lato1" svg:font-family="Lato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Quattrocento Sans1" svg:font-family="'Quattrocento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er_20_and_20_Footer-background" style:display-name="Header and Footer-background" style:family="presentation">
      <style:graphic-properties draw:stroke="none" draw:fill="solid" draw:fill-color="#ffffff"/>
      <style:text-properties style:letter-kerning="true"/>
    </style:style>
    <style:style style:name="Header_20_and_20_Footer-backgroundobjects" style:display-name="Header and 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and_20_Footer-notes" style:display-name="Header and Foo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and_20_Footer-outline1" style:display-name="Header and Footer-outline1" style:family="presentation">
      <style:graphic-properties draw:stroke="none" draw:fill="none" draw:auto-grow-height="false" draw:fit-to-size="shrink-to-fit" style:shrink-to-fit="true">
        <text:list-style style:name="Header_20_and_20_Footer-outline1" style:display-name="Header and 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er_20_and_20_Footer-outline2" style:display-name="Header and Footer-outline2" style:family="presentation" style:parent-style-name="Header_20_and_20_Foot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Header_20_and_20_Footer-outline3" style:display-name="Header and Footer-outline3" style:family="presentation" style:parent-style-name="Header_20_and_20_Foot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Header_20_and_20_Footer-outline4" style:display-name="Header and Footer-outline4" style:family="presentation" style:parent-style-name="Header_20_and_20_Foot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Header_20_and_20_Footer-outline5" style:display-name="Header and Footer-outline5" style:family="presentation" style:parent-style-name="Header_20_and_20_Footer-outline4">
      <style:paragraph-properties fo:margin-top="0.1cm" fo:margin-bottom="0cm"/>
      <style:text-properties fo:font-size="20pt" style:font-size-asian="20pt" style:font-size-complex="20pt"/>
    </style:style>
    <style:style style:name="Header_20_and_20_Footer-outline6" style:display-name="Header and Footer-outline6" style:family="presentation" style:parent-style-name="Header_20_and_20_Footer-outline5">
      <style:paragraph-properties fo:margin-top="0.1cm" fo:margin-bottom="0cm"/>
      <style:text-properties fo:font-size="20pt" style:font-size-asian="20pt" style:font-size-complex="20pt"/>
    </style:style>
    <style:style style:name="Header_20_and_20_Footer-outline7" style:display-name="Header and Footer-outline7" style:family="presentation" style:parent-style-name="Header_20_and_20_Footer-outline6">
      <style:paragraph-properties fo:margin-top="0.1cm" fo:margin-bottom="0cm"/>
      <style:text-properties fo:font-size="20pt" style:font-size-asian="20pt" style:font-size-complex="20pt"/>
    </style:style>
    <style:style style:name="Header_20_and_20_Footer-outline8" style:display-name="Header and Footer-outline8" style:family="presentation" style:parent-style-name="Header_20_and_20_Footer-outline7">
      <style:paragraph-properties fo:margin-top="0.1cm" fo:margin-bottom="0cm"/>
      <style:text-properties fo:font-size="20pt" style:font-size-asian="20pt" style:font-size-complex="20pt"/>
    </style:style>
    <style:style style:name="Header_20_and_20_Footer-outline9" style:display-name="Header and Footer-outline9" style:family="presentation" style:parent-style-name="Header_20_and_20_Footer-outline8">
      <style:paragraph-properties fo:margin-top="0.1cm" fo:margin-bottom="0cm"/>
      <style:text-properties fo:font-size="20pt" style:font-size-asian="20pt" style:font-size-complex="20pt"/>
    </style:style>
    <style:style style:name="Header_20_and_20_Footer-subtitle" style:display-name="Header and Footer-subtitle" style:family="presentation">
      <style:graphic-properties draw:stroke="none" draw:fill="none" draw:textarea-vertical-align="middle">
        <text:list-style style:name="Header_20_and_20_Footer-subtitle" style:display-name="Header and 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and_20_Footer-title" style:display-name="Header and Footer-title" style:family="presentation">
      <style:graphic-properties draw:stroke="none" draw:fill="none" draw:textarea-vertical-align="middle">
        <text:list-style style:name="Header_20_and_20_Footer-title" style:display-name="Header and 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d264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d264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13c4a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d264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5cm" svg:stroke-color="#091b35" draw:stroke-linejoin="miter" draw:fill="solid" draw:fill-color="#0dffa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381cm" fo:padding-right="0.381cm" fo:wrap-option="wrap"/>
      <style:paragraph-properties style:writing-mode="lr-tb"/>
    </style:style>
    <style:style style:name="Mgr8" style:family="graphic" style:parent-style-name="standard">
      <style:graphic-properties draw:stroke="solid" svg:stroke-width="0.106cm" svg:stroke-color="#39a0e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Header_20_and_20_Foot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Header_20_and_20_Foot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3c4a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d2649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dffa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oogle Shape;16;p2" draw:style-name="Mgr3" draw:text-style-name="MP5" draw:layer="backgroundobjects" svg:width="7.946cm" svg:height="3.161cm" svg:x="25.92cm" svg:y="0cm">
        <draw:image xlink:href="Pictures/10000201000002B1000001121ADA0C0CFEC6496B.png" xlink:type="simple" xlink:show="embed" xlink:actuate="onLoad" loext:mime-type="image/png">
          <text:p/>
        </draw:image>
      </draw:frame>
      <draw:custom-shape draw:name="Google Shape;17;p2" draw:style-name="Mgr4" draw:text-style-name="MP6" draw:layer="backgroundobjects" svg:width="33.866cm" svg:height="0.528cm" svg:x="0cm" svg:y="3.4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presentation:style-name="Title_20_Slide-outline1" draw:layer="backgroundobjects" svg:width="33.866cm" svg:height="15.113cm" svg:x="0cm" svg:y="3.936cm" presentation:class="outline" presentation:placeholder="true" presentation:user-transformed="true">
        <draw:text-box/>
      </draw:frame>
      <draw:frame draw:name="Google Shape;19;p2" presentation:style-name="Title_20_Slide-title" draw:layer="backgroundobjects" svg:width="29.209cm" svg:height="5.8cm" svg:x="2.328cm" svg:y="8.592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and_20_Footer" style:display-name="Header and Footer" style:page-layout-name="PM1" draw:style-name="Mdp1">
      <draw:frame draw:name="Google Shape;21;p3" presentation:style-name="Header_20_and_20_Footer-title" draw:layer="backgroundobjects" svg:width="29.209cm" svg:height="2.323cm" svg:x="1.031cm" svg:y="0.459cm" presentation:class="title" presentation:placeholder="true" presentation:user-transformed="true">
        <draw:text-box/>
      </draw:frame>
      <draw:custom-shape draw:name="Google Shape;22;p3" draw:style-name="Mgr5" draw:text-style-name="MP7" draw:layer="backgroundobjects" svg:width="33.866cm" svg:height="2.045cm" svg:x="0cm" svg:y="17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6" draw:text-style-name="MP8" draw:layer="backgroundobjects" svg:width="1.155cm" svg:height="1.155cm" svg:x="0.89cm" svg:y="17.44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4;p3" draw:style-name="Mgr7" draw:text-style-name="MP9" draw:layer="backgroundobjects" svg:width="1.833cm" svg:height="0.854cm" svg:x="0.551cm" svg:y="17.597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3" draw:style-name="Mgr8" draw:text-style-name="MP5" draw:layer="backgroundobjects" svg:width="1.353cm" svg:height="0.001cm" svg:x="1.369cm" svg:y="2.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6;p3" draw:style-name="Mgr3" draw:text-style-name="MP5" draw:layer="backgroundobjects" svg:width="4.16cm" svg:height="1.491cm" svg:x="29.265cm" svg:y="17.294cm">
        <draw:image xlink:href="Pictures/10000201000001680000008126486521A429C575.png" xlink:type="simple" xlink:show="embed" xlink:actuate="onLoad" loext:mime-type="image/png">
          <text:p/>
        </draw:image>
      </draw:frame>
      <draw:frame presentation:style-name="Header_20_and_20_Foot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er_20_and_20_Footer-title" draw:layer="backgroundobjects" svg:width="16.932cm" svg:height="9.524cm" svg:x="1.058cm" svg:y="1.93cm" presentation:class="page"/>
        <draw:frame presentation:style-name="Header_20_and_20_Footer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28;p4" presentation:style-name="SECTION_5f_HEADER-title" draw:layer="backgroundobjects" svg:width="13.641cm" svg:height="3.649cm" svg:x="2.297cm" svg:y="6.475cm" presentation:class="title" presentation:placeholder="true" presentation:user-transformed="true">
        <draw:text-box/>
      </draw:frame>
      <draw:frame draw:name="Google Shape;29;p4" presentation:style-name="SECTION_5f_HEADER-outline1" draw:layer="backgroundobjects" svg:width="13.641cm" svg:height="1.582cm" svg:x="2.297cm" svg:y="10.2cm" presentation:class="outline" presentation:placeholder="true" presentation:user-transformed="true">
        <draw:text-box/>
      </draw:frame>
      <draw:frame draw:name="Google Shape;30;p4" draw:style-name="Mgr3" draw:text-style-name="MP5" draw:layer="backgroundobjects" svg:width="14.267cm" svg:height="13.07cm" svg:x="18.554cm" svg:y="3.664cm">
        <draw:image xlink:href="Pictures/100002010000047800000418DCA33985CA2F2112.png" xlink:type="simple" xlink:show="embed" xlink:actuate="onLoad" loext:mime-type="image/png">
          <text:p/>
        </draw:image>
      </draw:frame>
      <presentation:notes style:page-layout-name="PM2">
        <draw:page-thumbnail presentation:style-name="SECTION_5f_HEADER-title" draw:layer="backgroundobjects" svg:width="16.932cm" svg:height="9.524cm" svg:x="1.058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draw:name="Google Shape;32;p5" presentation:style-name="Two_20_Columns-title" draw:layer="backgroundobjects" svg:width="29.209cm" svg:height="2.323cm" svg:x="1.031cm" svg:y="0.459cm" presentation:class="title" presentation:placeholder="true" presentation:user-transformed="true">
        <draw:text-box/>
      </draw:frame>
      <draw:custom-shape draw:name="Google Shape;33;p5" draw:style-name="Mgr5" draw:text-style-name="MP7" draw:layer="backgroundobjects" svg:width="33.866cm" svg:height="2.045cm" svg:x="0cm" svg:y="17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5" draw:style-name="Mgr6" draw:text-style-name="MP8" draw:layer="backgroundobjects" svg:width="1.155cm" svg:height="1.155cm" svg:x="0.89cm" svg:y="17.44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5;p5" draw:style-name="Mgr7" draw:text-style-name="MP9" draw:layer="backgroundobjects" svg:width="1.833cm" svg:height="0.854cm" svg:x="0.551cm" svg:y="17.597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5" draw:style-name="Mgr8" draw:text-style-name="MP5" draw:layer="backgroundobjects" svg:width="1.353cm" svg:height="0.001cm" svg:x="1.369cm" svg:y="2.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7;p5" presentation:style-name="Two_20_Columns-outline1" draw:layer="backgroundobjects" svg:width="11.368cm" svg:height="1.288cm" svg:x="3.065cm" svg:y="4.441cm" presentation:class="outline" presentation:placeholder="true" presentation:user-transformed="true">
        <draw:text-box/>
      </draw:frame>
      <draw:frame draw:name="Google Shape;38;p5" presentation:style-name="Two_20_Columns-outline1" draw:layer="backgroundobjects" svg:width="11.368cm" svg:height="1.288cm" svg:x="18.063cm" svg:y="4.441cm" presentation:class="outline" presentation:placeholder="true" presentation:user-transformed="true">
        <draw:text-box/>
      </draw:frame>
      <draw:frame draw:name="Google Shape;39;p5" presentation:style-name="Two_20_Columns-outline1" draw:layer="backgroundobjects" svg:width="11.368cm" svg:height="9.101cm" svg:x="3.065cm" svg:y="6.244cm" presentation:class="outline" presentation:placeholder="true" presentation:user-transformed="true">
        <draw:text-box/>
      </draw:frame>
      <draw:frame draw:name="Google Shape;40;p5" presentation:style-name="Two_20_Columns-outline1" draw:layer="backgroundobjects" svg:width="11.368cm" svg:height="9.101cm" svg:x="18.063cm" svg:y="6.244cm" presentation:class="outline" presentation:placeholder="true" presentation:user-transformed="true">
        <draw:text-box/>
      </draw:frame>
      <draw:frame draw:name="Google Shape;41;p5" draw:style-name="Mgr3" draw:text-style-name="MP5" draw:layer="backgroundobjects" svg:width="4.16cm" svg:height="1.491cm" svg:x="29.314cm" svg:y="17.277cm">
        <draw:image xlink:href="Pictures/10000201000001680000008126486521A429C575.png" xlink:type="simple" xlink:show="embed" xlink:actuate="onLoad" loext:mime-type="image/png">
          <text:p/>
        </draw:image>
      </draw:frame>
      <presentation:notes style:page-layout-name="PM2">
        <draw:page-thumbnail presentation:style-name="Two_20_Columns-title" draw:layer="backgroundobjects" svg:width="16.932cm" svg:height="9.524cm" svg:x="1.058cm" svg:y="1.93cm" presentation:class="page"/>
        <draw:frame presentation:style-name="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frame draw:name="Google Shape;43;p6" presentation:style-name="_31__5f_Title_20_and_20_Content-title" draw:layer="backgroundobjects" svg:width="29.209cm" svg:height="2.323cm" svg:x="1.031cm" svg:y="0.459cm" presentation:class="title" presentation:placeholder="true" presentation:user-transformed="true">
        <draw:text-box/>
      </draw:frame>
      <draw:custom-shape draw:name="Google Shape;44;p6" draw:style-name="Mgr5" draw:text-style-name="MP7" draw:layer="backgroundobjects" svg:width="33.866cm" svg:height="2.045cm" svg:x="0cm" svg:y="17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;p6" draw:style-name="Mgr6" draw:text-style-name="MP8" draw:layer="backgroundobjects" svg:width="1.155cm" svg:height="1.155cm" svg:x="0.89cm" svg:y="17.44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6;p6" draw:style-name="Mgr7" draw:text-style-name="MP9" draw:layer="backgroundobjects" svg:width="1.833cm" svg:height="0.854cm" svg:x="0.551cm" svg:y="17.597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presentation:style-name="_31__5f_Title_20_and_20_Content-outline1" draw:layer="backgroundobjects" svg:width="28.791cm" svg:height="9.101cm" svg:x="2.43cm" svg:y="4.798cm" presentation:class="outline" presentation:placeholder="true" presentation:user-transformed="true">
        <draw:text-box/>
      </draw:frame>
      <draw:custom-shape draw:name="Google Shape;48;p6" draw:style-name="Mgr8" draw:text-style-name="MP5" draw:layer="backgroundobjects" svg:width="1.353cm" svg:height="0.001cm" svg:x="1.369cm" svg:y="2.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9;p6" draw:style-name="Mgr3" draw:text-style-name="MP5" draw:layer="backgroundobjects" svg:width="4.16cm" svg:height="1.491cm" svg:x="29.314cm" svg:y="17.277cm">
        <draw:image xlink:href="Pictures/10000201000001680000008126486521A429C575.png" xlink:type="simple" xlink:show="embed" xlink:actuate="onLoad" loext:mime-type="image/png">
          <text:p/>
        </draw:image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Google Shape;51;p7" presentation:style-name="Custom_20_Layout-outline1" draw:layer="backgroundobjects" svg:width="21.854cm" svg:height="13.122cm" svg:x="12.012cm" svg:y="2.963cm" presentation:class="outline" presentation:placeholder="true" presentation:user-transformed="true">
        <draw:text-box/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6-25T09:23:04.166495815</dc:date>
    <meta:editing-duration>PT13H42M32S</meta:editing-duration>
    <meta:editing-cycles>2</meta:editing-cycles>
    <meta:document-statistic meta:object-count="101"/>
  </office:meta>
</office:document-meta>
</file>